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729fcf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/>
      <table:table table:name="train 1w" table:style-name="ta1">
        <table:shapes>
          <draw:frame draw:z-index="0" draw:style-name="gr1" draw:text-style-name="P1" svg:width="159.99mm" svg:height="89.99mm" svg:x="23.77mm" svg:y="28.68mm">
            <loext:p draw:notify-on-update-of-ranges="'train 1w'.A1:'train 1w'.A1 'train 1w'.B1:'train 1w'.H1 'train 1w'.A2:'train 1w'.A2 'train 1w'.B2:'train 1w'.H2 'train 1w'.A3:'train 1w'.A3 'train 1w'.B3:'train 1w'.H3 'train 1w'.A4:'train 1w'.A4 'train 1w'.B4:'train 1w'.H4 'train 1w'.A5:'train 1w'.A5 'train 1w'.B5:'train 1w'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94467649145" calcext:value-type="float">
            <text:p>0.7944676491</text:p>
          </table:table-cell>
          <table:table-cell office:value-type="float" office:value="0.745808872481" calcext:value-type="float">
            <text:p>0.7458088725</text:p>
          </table:table-cell>
          <table:table-cell office:value-type="float" office:value="0.744883791126" calcext:value-type="float">
            <text:p>0.7448837911</text:p>
          </table:table-cell>
          <table:table-cell office:value-type="float" office:value="0.745808872481" calcext:value-type="float">
            <text:p>0.7458088725</text:p>
          </table:table-cell>
          <table:table-cell office:value-type="float" office:value="0.744883791126" calcext:value-type="float">
            <text:p>0.7448837911</text:p>
          </table:table-cell>
          <table:table-cell office:value-type="float" office:value="1" calcext:value-type="float">
            <text:p>1</text:p>
          </table:table-cell>
          <table:table-cell office:value-type="float" office:value="0.990683740988" calcext:value-type="float">
            <text:p>0.9906837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67433609289" calcext:value-type="float">
            <text:p>0.8674336093</text:p>
          </table:table-cell>
          <table:table-cell office:value-type="float" office:value="0.843254150234" calcext:value-type="float">
            <text:p>0.8432541502</text:p>
          </table:table-cell>
          <table:table-cell office:value-type="float" office:value="0.841229193342" calcext:value-type="float">
            <text:p>0.8412291933</text:p>
          </table:table-cell>
          <table:table-cell office:value-type="float" office:value="0.843254150234" calcext:value-type="float">
            <text:p>0.8432541502</text:p>
          </table:table-cell>
          <table:table-cell office:value-type="float" office:value="0.841229193342" calcext:value-type="float">
            <text:p>0.8412291933</text:p>
          </table:table-cell>
          <table:table-cell office:value-type="float" office:value="1" calcext:value-type="float">
            <text:p>1</text:p>
          </table:table-cell>
          <table:table-cell office:value-type="float" office:value="0.999049971499" calcext:value-type="float">
            <text:p>0.99904997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46529080675" calcext:value-type="float">
            <text:p>0.9465290807</text:p>
          </table:table-cell>
          <table:table-cell office:value-type="float" office:value="0.91449611346" calcext:value-type="float">
            <text:p>0.9144961135</text:p>
          </table:table-cell>
          <table:table-cell office:value-type="float" office:value="0.915448709193" calcext:value-type="float">
            <text:p>0.9154487092</text:p>
          </table:table-cell>
          <table:table-cell office:value-type="float" office:value="0.91449611346" calcext:value-type="float">
            <text:p>0.9144961135</text:p>
          </table:table-cell>
          <table:table-cell office:value-type="float" office:value="0.915448709193" calcext:value-type="float">
            <text:p>0.9154487092</text:p>
          </table:table-cell>
          <table:table-cell office:value-type="float" office:value="0.950472696487" calcext:value-type="float">
            <text:p>0.9504726965</text:p>
          </table:table-cell>
          <table:table-cell office:value-type="float" office:value="0.981643356643" calcext:value-type="float">
            <text:p>0.98164335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42137190854" calcext:value-type="float">
            <text:p>0.9421371909</text:p>
          </table:table-cell>
          <table:table-cell office:value-type="float" office:value="0.918521543802" calcext:value-type="float">
            <text:p>0.9185215438</text:p>
          </table:table-cell>
          <table:table-cell office:value-type="float" office:value="0.917992656059" calcext:value-type="float">
            <text:p>0.9179926561</text:p>
          </table:table-cell>
          <table:table-cell office:value-type="float" office:value="0.918521543802" calcext:value-type="float">
            <text:p>0.9185215438</text:p>
          </table:table-cell>
          <table:table-cell office:value-type="float" office:value="0.917992656059" calcext:value-type="float">
            <text:p>0.9179926561</text:p>
          </table:table-cell>
          <table:table-cell office:value-type="float" office:value="1" calcext:value-type="float">
            <text:p>1</text:p>
          </table:table-cell>
          <table:table-cell office:value-type="float" office:value="0.993641745231" calcext:value-type="float">
            <text:p>0.9936417452</text:p>
          </table:table-cell>
        </table:table-row>
      </table:table>
      <table:table table:name="train 1m" table:style-name="ta1">
        <table:shapes>
          <draw:frame draw:z-index="0" draw:style-name="gr1" draw:text-style-name="P1" svg:width="159.99mm" svg:height="89.99mm" svg:x="23.77mm" svg:y="28.68mm">
            <loext:p draw:notify-on-update-of-ranges="'train 1m'.B1:'train 1m'.H1 'train 1m'.A2:'train 1m'.A2 'train 1m'.B2:'train 1m'.H2 'train 1m'.A3:'train 1m'.A3 'train 1m'.B3:'train 1m'.H3 'train 1m'.A4:'train 1m'.A4 'train 1m'.B4:'train 1m'.H4 'train 1m'.A5:'train 1m'.A5 'train 1m'.B5:'train 1m'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54743390358" calcext:value-type="float">
            <text:p>0.3547433904</text:p>
          </table:table-cell>
          <table:table-cell office:value-type="float" office:value="0.356364768129" calcext:value-type="float">
            <text:p>0.3563647681</text:p>
          </table:table-cell>
          <table:table-cell office:value-type="float" office:value="0.354743390358" calcext:value-type="float">
            <text:p>0.3547433904</text:p>
          </table:table-cell>
          <table:table-cell office:value-type="float" office:value="0.356364768129" calcext:value-type="float">
            <text:p>0.3563647681</text:p>
          </table:table-cell>
          <table:table-cell office:value-type="float" office:value="1" calcext:value-type="float">
            <text:p>1</text:p>
          </table:table-cell>
          <table:table-cell office:value-type="float" office:value="0.836804724284" calcext:value-type="float">
            <text:p>0.83680472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666274279" calcext:value-type="float">
            <text:p>0.3266627428</text:p>
          </table:table-cell>
          <table:table-cell office:value-type="float" office:value="0.371886728079" calcext:value-type="float">
            <text:p>0.3718867281</text:p>
          </table:table-cell>
          <table:table-cell office:value-type="float" office:value="0.371399525585" calcext:value-type="float">
            <text:p>0.3713995256</text:p>
          </table:table-cell>
          <table:table-cell office:value-type="float" office:value="0.371886728079" calcext:value-type="float">
            <text:p>0.3718867281</text:p>
          </table:table-cell>
          <table:table-cell office:value-type="float" office:value="0.371399525585" calcext:value-type="float">
            <text:p>0.3713995256</text:p>
          </table:table-cell>
          <table:table-cell office:value-type="float" office:value="1" calcext:value-type="float">
            <text:p>1</text:p>
          </table:table-cell>
          <table:table-cell office:value-type="float" office:value="0.830338105391" calcext:value-type="float">
            <text:p>0.83033810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8177594218" calcext:value-type="float">
            <text:p>0.6881775942</text:p>
          </table:table-cell>
          <table:table-cell office:value-type="float" office:value="0.714624505929" calcext:value-type="float">
            <text:p>0.7146245059</text:p>
          </table:table-cell>
          <table:table-cell office:value-type="float" office:value="0.715694111378" calcext:value-type="float">
            <text:p>0.7156941114</text:p>
          </table:table-cell>
          <table:table-cell office:value-type="float" office:value="0.714624505929" calcext:value-type="float">
            <text:p>0.7146245059</text:p>
          </table:table-cell>
          <table:table-cell office:value-type="float" office:value="0.715694111378" calcext:value-type="float">
            <text:p>0.7156941114</text:p>
          </table:table-cell>
          <table:table-cell office:value-type="float" office:value="1" calcext:value-type="float">
            <text:p>1</text:p>
          </table:table-cell>
          <table:table-cell office:value-type="float" office:value="0.991926803014" calcext:value-type="float">
            <text:p>0.9919268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9916765755" calcext:value-type="float">
            <text:p>0.7699167658</text:p>
          </table:table-cell>
          <table:table-cell office:value-type="float" office:value="0.711161387632" calcext:value-type="float">
            <text:p>0.7111613876</text:p>
          </table:table-cell>
          <table:table-cell office:value-type="float" office:value="0.699628252788" calcext:value-type="float">
            <text:p>0.6996282528</text:p>
          </table:table-cell>
          <table:table-cell office:value-type="float" office:value="0.711161387632" calcext:value-type="float">
            <text:p>0.7111613876</text:p>
          </table:table-cell>
          <table:table-cell office:value-type="float" office:value="0.699628252788" calcext:value-type="float">
            <text:p>0.6996282528</text:p>
          </table:table-cell>
          <table:table-cell office:value-type="float" office:value="1" calcext:value-type="float">
            <text:p>1</text:p>
          </table:table-cell>
          <table:table-cell office:value-type="float" office:value="0.922194334887" calcext:value-type="float">
            <text:p>0.9221943349</text:p>
          </table:table-cell>
        </table:table-row>
      </table:table>
      <table:table table:name="train 2m" table:style-name="ta1">
        <table:shapes>
          <draw:frame draw:z-index="0" draw:style-name="gr2" draw:text-style-name="P2" svg:width="159.99mm" svg:height="89.99mm" svg:x="23.77mm" svg:y="28.68mm">
            <loext:p draw:notify-on-update-of-ranges="'train 2m'.B1:'train 2m'.H1 'train 2m'.A2:'train 2m'.A2 'train 2m'.B2:'train 2m'.H2 'train 2m'.A3:'train 2m'.A3 'train 2m'.B3:'train 2m'.H3 'train 2m'.A4:'train 2m'.A4 'train 2m'.B4:'train 2m'.H4 'train 2m'.A5:'train 2m'.A5 'train 2m'.B5:'train 2m'.H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61247143324" calcext:value-type="float">
            <text:p>0.3612471433</text:p>
          </table:table-cell>
          <table:table-cell office:value-type="float" office:value="0.366227525064" calcext:value-type="float">
            <text:p>0.3662275251</text:p>
          </table:table-cell>
          <table:table-cell office:value-type="float" office:value="0.361247143324" calcext:value-type="float">
            <text:p>0.3612471433</text:p>
          </table:table-cell>
          <table:table-cell office:value-type="float" office:value="0.366227525064" calcext:value-type="float">
            <text:p>0.3662275251</text:p>
          </table:table-cell>
          <table:table-cell office:value-type="float" office:value="1" calcext:value-type="float">
            <text:p>1</text:p>
          </table:table-cell>
          <table:table-cell office:value-type="float" office:value="0.724877841513" calcext:value-type="float">
            <text:p>0.72487784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31149493746" calcext:value-type="float">
            <text:p>0.3311494937</text:p>
          </table:table-cell>
          <table:table-cell office:value-type="float" office:value="0.396389891697" calcext:value-type="float">
            <text:p>0.3963898917</text:p>
          </table:table-cell>
          <table:table-cell office:value-type="float" office:value="0.396376811594" calcext:value-type="float">
            <text:p>0.3963768116</text:p>
          </table:table-cell>
          <table:table-cell office:value-type="float" office:value="0.396389891697" calcext:value-type="float">
            <text:p>0.3963898917</text:p>
          </table:table-cell>
          <table:table-cell office:value-type="float" office:value="0.396376811594" calcext:value-type="float">
            <text:p>0.3963768116</text:p>
          </table:table-cell>
          <table:table-cell office:value-type="float" office:value="1" calcext:value-type="float">
            <text:p>1</text:p>
          </table:table-cell>
          <table:table-cell office:value-type="float" office:value="0.910574634478" calcext:value-type="float">
            <text:p>0.91057463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4983853606" calcext:value-type="float">
            <text:p>0.3498385361</text:p>
          </table:table-cell>
          <table:table-cell office:value-type="float" office:value="0.419431279621" calcext:value-type="float">
            <text:p>0.4194312796</text:p>
          </table:table-cell>
          <table:table-cell office:value-type="float" office:value="0.412755716005" calcext:value-type="float">
            <text:p>0.412755716</text:p>
          </table:table-cell>
          <table:table-cell office:value-type="float" office:value="0.419431279621" calcext:value-type="float">
            <text:p>0.4194312796</text:p>
          </table:table-cell>
          <table:table-cell office:value-type="float" office:value="0.412755716005" calcext:value-type="float">
            <text:p>0.412755716</text:p>
          </table:table-cell>
          <table:table-cell office:value-type="float" office:value="1" calcext:value-type="float">
            <text:p>1</text:p>
          </table:table-cell>
          <table:table-cell office:value-type="float" office:value="0.950084127874" calcext:value-type="float">
            <text:p>0.95008412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5056648778" calcext:value-type="float">
            <text:p>0.7650566488</text:p>
          </table:table-cell>
          <table:table-cell office:value-type="float" office:value="0.72286460276" calcext:value-type="float">
            <text:p>0.7228646028</text:p>
          </table:table-cell>
          <table:table-cell office:value-type="float" office:value="0.717431877566" calcext:value-type="float">
            <text:p>0.7174318776</text:p>
          </table:table-cell>
          <table:table-cell office:value-type="float" office:value="0.72286460276" calcext:value-type="float">
            <text:p>0.7228646028</text:p>
          </table:table-cell>
          <table:table-cell office:value-type="float" office:value="0.717431877566" calcext:value-type="float">
            <text:p>0.7174318776</text:p>
          </table:table-cell>
          <table:table-cell office:value-type="float" office:value="1" calcext:value-type="float">
            <text:p>1</text:p>
          </table:table-cell>
          <table:table-cell office:value-type="float" office:value="0.951219512195" calcext:value-type="float">
            <text:p>0.9512195122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33.8mm" svg:y="41.25mm">
            <loext:p draw:notify-on-update-of-ranges="Sheet4.A1:Sheet4.A1 Sheet4.B1:Sheet4.C1 Sheet4.A2:Sheet4.A2 Sheet4.B2:Sheet4.C2 Sheet4.A3:Sheet4.A3 Sheet4.B3:Sheet4.C3 Sheet4.A4:Sheet4.A4 Sheet4.B4:Sheet4.C4 Sheet4.A5:Sheet4.A5 Sheet4.B5:Sheet4.C5 Sheet4.A6:Sheet4.A6 Sheet4.B6:Sheet4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955" calcext:value-type="float">
            <text:p>95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tore Room</text:p>
          </table:table-cell>
          <table:table-cell office:value-type="float" office:value="9775" calcext:value-type="float">
            <text:p>977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Room 2</text:p>
          </table:table-cell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10502" calcext:value-type="float">
            <text:p>10502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string" calcext:value-type="string">
            <text:p>Room 1</text:p>
          </table:table-cell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13:55.234115563</meta:creation-date>
    <dc:date>2016-10-23T23:41:20.033337211</dc:date>
    <meta:editing-duration>PT30M33S</meta:editing-duration>
    <meta:editing-cycles>2</meta:editing-cycles>
    <meta:generator>LibreOffice/5.1.4.2$Linux_X86_64 LibreOffice_project/10m0$Build-2</meta:generator>
    <meta:document-statistic meta:table-count="4" meta:cell-count="1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3cm" svg:y="0.315cm" chart:style-name="ch2">
          <text:p>Room Level Occupancy F Results</text:p>
        </chart:title>
        <chart:subtitle svg:x="4.716cm" svg:y="1.293cm" chart:style-name="ch3">
          <text:p>Training 5/7 to 12/7, testing 1/9 to 8/9</text:p>
        </chart:subtitle>
        <chart:legend chart:legend-position="end" svg:x="14.668cm" svg:y="3.478cm" style:legend-expansion="high" chart:style-name="ch4"/>
        <chart:plot-area chart:style-name="ch5" table:cell-range-address="'train 1w'.A1:'train 1w'.H5" chart:data-source-has-labels="both" svg:x="1.327cm" svg:y="2.128cm" svg:width="13.021cm" svg:height="6.692cm">
          <chartooo:coordinate-region svg:x="2.059cm" svg:y="2.128cm" svg:width="12.289cm" svg:height="4.288cm"/>
          <chart:axis chart:dimension="x" chart:name="primary-x" chart:style-name="ch6" chartooo:axis-type="auto">
            <chartooo:date-scale/>
            <chart:categories table:cell-range-address="'train 1w'.B1:'train 1w'.H1"/>
          </chart:axis>
          <chart:axis chart:dimension="y" chart:name="primary-y" chart:style-name="ch7">
            <chart:title svg:x="0.451cm" svg:y="6.147cm" chart:style-name="ch8">
              <text:p>F values</text:p>
            </chart:title>
            <chart:grid chart:style-name="ch9" chart:class="major"/>
          </chart:axis>
          <chart:series chart:style-name="ch10" chart:values-cell-range-address="'train 1w'.B2:'train 1w'.H2" chart:label-cell-address="'train 1w'.A2:'train 1w'.A2" chart:class="chart:bar">
            <chart:data-point chart:repeated="7"/>
          </chart:series>
          <chart:series chart:style-name="ch11" chart:values-cell-range-address="'train 1w'.B3:'train 1w'.H3" chart:label-cell-address="'train 1w'.A3:'train 1w'.A3" chart:class="chart:bar">
            <chart:data-point chart:repeated="7"/>
          </chart:series>
          <chart:series chart:style-name="ch12" chart:values-cell-range-address="'train 1w'.B4:'train 1w'.H4" chart:label-cell-address="'train 1w'.A4:'train 1w'.A4" chart:class="chart:bar">
            <chart:data-point chart:repeated="7"/>
          </chart:series>
          <chart:series chart:style-name="ch13" chart:values-cell-range-address="'train 1w'.B5:'train 1w'.H5" chart:label-cell-address="'train 1w'.A5:'train 1w'.A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train 1w'.B1:'train 1w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train 1w'.A2:'train 1w'.A2</svg:desc>
                </draw:g>
              </table:table-cell>
              <table:table-cell office:value-type="float" office:value="0.794467649145">
                <text:p>0.794467649145</text:p>
                <draw:g>
                  <svg:desc>'train 1w'.B2:'train 1w'.H2</svg:desc>
                </draw:g>
              </table:table-cell>
              <table:table-cell office:value-type="float" office:value="0.745808872481">
                <text:p>0.745808872481</text:p>
              </table:table-cell>
              <table:table-cell office:value-type="float" office:value="0.744883791126">
                <text:p>0.744883791126</text:p>
              </table:table-cell>
              <table:table-cell office:value-type="float" office:value="0.745808872481">
                <text:p>0.745808872481</text:p>
              </table:table-cell>
              <table:table-cell office:value-type="float" office:value="0.744883791126">
                <text:p>0.744883791126</text:p>
              </table:table-cell>
              <table:table-cell office:value-type="float" office:value="1">
                <text:p>1</text:p>
              </table:table-cell>
              <table:table-cell office:value-type="float" office:value="0.990683740988">
                <text:p>0.990683740988</text:p>
              </table:table-cell>
            </table:table-row>
            <table:table-row>
              <table:table-cell office:value-type="string">
                <text:p>300</text:p>
                <draw:g>
                  <svg:desc>'train 1w'.A3:'train 1w'.A3</svg:desc>
                </draw:g>
              </table:table-cell>
              <table:table-cell office:value-type="float" office:value="0.867433609289">
                <text:p>0.867433609289</text:p>
                <draw:g>
                  <svg:desc>'train 1w'.B3:'train 1w'.H3</svg:desc>
                </draw:g>
              </table:table-cell>
              <table:table-cell office:value-type="float" office:value="0.843254150234">
                <text:p>0.843254150234</text:p>
              </table:table-cell>
              <table:table-cell office:value-type="float" office:value="0.841229193342">
                <text:p>0.841229193342</text:p>
              </table:table-cell>
              <table:table-cell office:value-type="float" office:value="0.843254150234">
                <text:p>0.843254150234</text:p>
              </table:table-cell>
              <table:table-cell office:value-type="float" office:value="0.841229193342">
                <text:p>0.841229193342</text:p>
              </table:table-cell>
              <table:table-cell office:value-type="float" office:value="1">
                <text:p>1</text:p>
              </table:table-cell>
              <table:table-cell office:value-type="float" office:value="0.999049971499">
                <text:p>0.999049971499</text:p>
              </table:table-cell>
            </table:table-row>
            <table:table-row>
              <table:table-cell office:value-type="string">
                <text:p>600</text:p>
                <draw:g>
                  <svg:desc>'train 1w'.A4:'train 1w'.A4</svg:desc>
                </draw:g>
              </table:table-cell>
              <table:table-cell office:value-type="float" office:value="0.946529080675">
                <text:p>0.946529080675</text:p>
                <draw:g>
                  <svg:desc>'train 1w'.B4:'train 1w'.H4</svg:desc>
                </draw:g>
              </table:table-cell>
              <table:table-cell office:value-type="float" office:value="0.91449611346">
                <text:p>0.91449611346</text:p>
              </table:table-cell>
              <table:table-cell office:value-type="float" office:value="0.915448709193">
                <text:p>0.915448709193</text:p>
              </table:table-cell>
              <table:table-cell office:value-type="float" office:value="0.91449611346">
                <text:p>0.91449611346</text:p>
              </table:table-cell>
              <table:table-cell office:value-type="float" office:value="0.915448709193">
                <text:p>0.915448709193</text:p>
              </table:table-cell>
              <table:table-cell office:value-type="float" office:value="0.950472696487">
                <text:p>0.950472696487</text:p>
              </table:table-cell>
              <table:table-cell office:value-type="float" office:value="0.981643356643">
                <text:p>0.981643356643</text:p>
              </table:table-cell>
            </table:table-row>
            <table:table-row>
              <table:table-cell office:value-type="string">
                <text:p>900</text:p>
                <draw:g>
                  <svg:desc>'train 1w'.A5:'train 1w'.A5</svg:desc>
                </draw:g>
              </table:table-cell>
              <table:table-cell office:value-type="float" office:value="0.942137190854">
                <text:p>0.942137190854</text:p>
                <draw:g>
                  <svg:desc>'train 1w'.B5:'train 1w'.H5</svg:desc>
                </draw:g>
              </table:table-cell>
              <table:table-cell office:value-type="float" office:value="0.918521543802">
                <text:p>0.918521543802</text:p>
              </table:table-cell>
              <table:table-cell office:value-type="float" office:value="0.917992656059">
                <text:p>0.917992656059</text:p>
              </table:table-cell>
              <table:table-cell office:value-type="float" office:value="0.918521543802">
                <text:p>0.918521543802</text:p>
              </table:table-cell>
              <table:table-cell office:value-type="float" office:value="0.917992656059">
                <text:p>0.917992656059</text:p>
              </table:table-cell>
              <table:table-cell office:value-type="float" office:value="1">
                <text:p>1</text:p>
              </table:table-cell>
              <table:table-cell office:value-type="float" office:value="0.993641745231">
                <text:p>0.993641745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3cm" svg:y="0.315cm" chart:style-name="ch2">
          <text:p>Room Level Occupancy F Results</text:p>
        </chart:title>
        <chart:subtitle svg:x="4.716cm" svg:y="1.293cm" chart:style-name="ch3">
          <text:p>Training 5/7 to 31/8, testing 1/9 to 8/9</text:p>
        </chart:subtitle>
        <chart:legend chart:legend-position="end" svg:x="14.668cm" svg:y="3.478cm" style:legend-expansion="high" chart:style-name="ch4"/>
        <chart:plot-area chart:style-name="ch5" table:cell-range-address="'train 2m'.A1:'train 2m'.H5" chart:data-source-has-labels="both" svg:x="1.327cm" svg:y="2.128cm" svg:width="13.021cm" svg:height="6.692cm">
          <chartooo:coordinate-region svg:x="2.059cm" svg:y="2.128cm" svg:width="12.289cm" svg:height="4.288cm"/>
          <chart:axis chart:dimension="x" chart:name="primary-x" chart:style-name="ch6" chartooo:axis-type="auto">
            <chartooo:date-scale/>
            <chart:categories table:cell-range-address="'train 2m'.B1:'train 2m'.H1"/>
          </chart:axis>
          <chart:axis chart:dimension="y" chart:name="primary-y" chart:style-name="ch7">
            <chart:title svg:x="0.451cm" svg:y="6.147cm" chart:style-name="ch8">
              <text:p>F values</text:p>
            </chart:title>
            <chart:grid chart:style-name="ch9" chart:class="major"/>
          </chart:axis>
          <chart:series chart:style-name="ch10" chart:values-cell-range-address="'train 2m'.B2:'train 2m'.H2" chart:label-cell-address="'train 2m'.A2:'train 2m'.A2" chart:class="chart:bar">
            <chart:data-point chart:repeated="7"/>
          </chart:series>
          <chart:series chart:style-name="ch11" chart:values-cell-range-address="'train 2m'.B3:'train 2m'.H3" chart:label-cell-address="'train 2m'.A3:'train 2m'.A3" chart:class="chart:bar">
            <chart:data-point chart:style-name="ch12"/>
            <chart:data-point chart:repeated="6"/>
          </chart:series>
          <chart:series chart:style-name="ch13" chart:values-cell-range-address="'train 2m'.B4:'train 2m'.H4" chart:label-cell-address="'train 2m'.A4:'train 2m'.A4" chart:class="chart:bar">
            <chart:data-point chart:repeated="7"/>
          </chart:series>
          <chart:series chart:style-name="ch14" chart:values-cell-range-address="'train 2m'.B5:'train 2m'.H5" chart:label-cell-address="'train 2m'.A5:'train 2m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train 2m'.B1:'train 2m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train 2m'.A2:'train 2m'.A2</svg:desc>
                </draw:g>
              </table:table-cell>
              <table:table-cell office:value-type="float" office:value="0">
                <text:p>0</text:p>
                <draw:g>
                  <svg:desc>'train 2m'.B2:'train 2m'.H2</svg:desc>
                </draw:g>
              </table:table-cell>
              <table:table-cell office:value-type="float" office:value="0.361247143324">
                <text:p>0.361247143324</text:p>
              </table:table-cell>
              <table:table-cell office:value-type="float" office:value="0.366227525064">
                <text:p>0.366227525064</text:p>
              </table:table-cell>
              <table:table-cell office:value-type="float" office:value="0.361247143324">
                <text:p>0.361247143324</text:p>
              </table:table-cell>
              <table:table-cell office:value-type="float" office:value="0.366227525064">
                <text:p>0.366227525064</text:p>
              </table:table-cell>
              <table:table-cell office:value-type="float" office:value="1">
                <text:p>1</text:p>
              </table:table-cell>
              <table:table-cell office:value-type="float" office:value="0.724877841513">
                <text:p>0.724877841513</text:p>
              </table:table-cell>
            </table:table-row>
            <table:table-row>
              <table:table-cell office:value-type="string">
                <text:p>300</text:p>
                <draw:g>
                  <svg:desc>'train 2m'.A3:'train 2m'.A3</svg:desc>
                </draw:g>
              </table:table-cell>
              <table:table-cell office:value-type="float" office:value="0.331149493746">
                <text:p>0.331149493746</text:p>
                <draw:g>
                  <svg:desc>'train 2m'.B3:'train 2m'.H3</svg:desc>
                </draw:g>
              </table:table-cell>
              <table:table-cell office:value-type="float" office:value="0.396389891697">
                <text:p>0.396389891697</text:p>
              </table:table-cell>
              <table:table-cell office:value-type="float" office:value="0.396376811594">
                <text:p>0.396376811594</text:p>
              </table:table-cell>
              <table:table-cell office:value-type="float" office:value="0.396389891697">
                <text:p>0.396389891697</text:p>
              </table:table-cell>
              <table:table-cell office:value-type="float" office:value="0.396376811594">
                <text:p>0.396376811594</text:p>
              </table:table-cell>
              <table:table-cell office:value-type="float" office:value="1">
                <text:p>1</text:p>
              </table:table-cell>
              <table:table-cell office:value-type="float" office:value="0.910574634478">
                <text:p>0.910574634478</text:p>
              </table:table-cell>
            </table:table-row>
            <table:table-row>
              <table:table-cell office:value-type="string">
                <text:p>600</text:p>
                <draw:g>
                  <svg:desc>'train 2m'.A4:'train 2m'.A4</svg:desc>
                </draw:g>
              </table:table-cell>
              <table:table-cell office:value-type="float" office:value="0.34983853606">
                <text:p>0.34983853606</text:p>
                <draw:g>
                  <svg:desc>'train 2m'.B4:'train 2m'.H4</svg:desc>
                </draw:g>
              </table:table-cell>
              <table:table-cell office:value-type="float" office:value="0.419431279621">
                <text:p>0.419431279621</text:p>
              </table:table-cell>
              <table:table-cell office:value-type="float" office:value="0.412755716005">
                <text:p>0.412755716005</text:p>
              </table:table-cell>
              <table:table-cell office:value-type="float" office:value="0.419431279621">
                <text:p>0.419431279621</text:p>
              </table:table-cell>
              <table:table-cell office:value-type="float" office:value="0.412755716005">
                <text:p>0.412755716005</text:p>
              </table:table-cell>
              <table:table-cell office:value-type="float" office:value="1">
                <text:p>1</text:p>
              </table:table-cell>
              <table:table-cell office:value-type="float" office:value="0.950084127874">
                <text:p>0.950084127874</text:p>
              </table:table-cell>
            </table:table-row>
            <table:table-row>
              <table:table-cell office:value-type="string">
                <text:p>900</text:p>
                <draw:g>
                  <svg:desc>'train 2m'.A5:'train 2m'.A5</svg:desc>
                </draw:g>
              </table:table-cell>
              <table:table-cell office:value-type="float" office:value="0.765056648778">
                <text:p>0.765056648778</text:p>
                <draw:g>
                  <svg:desc>'train 2m'.B5:'train 2m'.H5</svg:desc>
                </draw:g>
              </table:table-cell>
              <table:table-cell office:value-type="float" office:value="0.72286460276">
                <text:p>0.72286460276</text:p>
              </table:table-cell>
              <table:table-cell office:value-type="float" office:value="0.717431877566">
                <text:p>0.717431877566</text:p>
              </table:table-cell>
              <table:table-cell office:value-type="float" office:value="0.72286460276">
                <text:p>0.72286460276</text:p>
              </table:table-cell>
              <table:table-cell office:value-type="float" office:value="0.717431877566">
                <text:p>0.717431877566</text:p>
              </table:table-cell>
              <table:table-cell office:value-type="float" office:value="1">
                <text:p>1</text:p>
              </table:table-cell>
              <table:table-cell office:value-type="float" office:value="0.951219512195">
                <text:p>0.951219512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3cm" svg:y="0.315cm" chart:style-name="ch2">
          <text:p>Room Level Occupancy F Results</text:p>
        </chart:title>
        <chart:subtitle svg:x="4.716cm" svg:y="1.293cm" chart:style-name="ch3">
          <text:p>Training 5/7 to 31/7, testing 1/9 to 8/9</text:p>
        </chart:subtitle>
        <chart:legend chart:legend-position="end" svg:x="14.668cm" svg:y="3.478cm" style:legend-expansion="high" chart:style-name="ch4"/>
        <chart:plot-area chart:style-name="ch5" table:cell-range-address="'train 1m'.A1:'train 1m'.H5" chart:data-source-has-labels="both" svg:x="1.327cm" svg:y="2.128cm" svg:width="13.021cm" svg:height="6.692cm">
          <chartooo:coordinate-region svg:x="2.059cm" svg:y="2.128cm" svg:width="12.289cm" svg:height="4.288cm"/>
          <chart:axis chart:dimension="x" chart:name="primary-x" chart:style-name="ch6" chartooo:axis-type="auto">
            <chartooo:date-scale/>
            <chart:categories table:cell-range-address="'train 1m'.B1:'train 1m'.H1"/>
          </chart:axis>
          <chart:axis chart:dimension="y" chart:name="primary-y" chart:style-name="ch7">
            <chart:title svg:x="0.451cm" svg:y="6.147cm" chart:style-name="ch8">
              <text:p>F values</text:p>
            </chart:title>
            <chart:grid chart:style-name="ch9" chart:class="major"/>
          </chart:axis>
          <chart:series chart:style-name="ch10" chart:values-cell-range-address="'train 1m'.B2:'train 1m'.H2" chart:label-cell-address="'train 1m'.A2:'train 1m'.A2" chart:class="chart:bar">
            <chart:data-point chart:repeated="7"/>
          </chart:series>
          <chart:series chart:style-name="ch11" chart:values-cell-range-address="'train 1m'.B3:'train 1m'.H3" chart:label-cell-address="'train 1m'.A3:'train 1m'.A3" chart:class="chart:bar">
            <chart:data-point chart:repeated="7"/>
          </chart:series>
          <chart:series chart:style-name="ch12" chart:values-cell-range-address="'train 1m'.B4:'train 1m'.H4" chart:label-cell-address="'train 1m'.A4:'train 1m'.A4" chart:class="chart:bar">
            <chart:data-point chart:repeated="7"/>
          </chart:series>
          <chart:series chart:style-name="ch13" chart:values-cell-range-address="'train 1m'.B5:'train 1m'.H5" chart:label-cell-address="'train 1m'.A5:'train 1m'.A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train 1m'.B1:'train 1m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train 1m'.A2:'train 1m'.A2</svg:desc>
                </draw:g>
              </table:table-cell>
              <table:table-cell office:value-type="float" office:value="0">
                <text:p>0</text:p>
                <draw:g>
                  <svg:desc>'train 1m'.B2:'train 1m'.H2</svg:desc>
                </draw:g>
              </table:table-cell>
              <table:table-cell office:value-type="float" office:value="0.354743390358">
                <text:p>0.354743390358</text:p>
              </table:table-cell>
              <table:table-cell office:value-type="float" office:value="0.356364768129">
                <text:p>0.356364768129</text:p>
              </table:table-cell>
              <table:table-cell office:value-type="float" office:value="0.354743390358">
                <text:p>0.354743390358</text:p>
              </table:table-cell>
              <table:table-cell office:value-type="float" office:value="0.356364768129">
                <text:p>0.356364768129</text:p>
              </table:table-cell>
              <table:table-cell office:value-type="float" office:value="1">
                <text:p>1</text:p>
              </table:table-cell>
              <table:table-cell office:value-type="float" office:value="0.836804724284">
                <text:p>0.836804724284</text:p>
              </table:table-cell>
            </table:table-row>
            <table:table-row>
              <table:table-cell office:value-type="string">
                <text:p>300</text:p>
                <draw:g>
                  <svg:desc>'train 1m'.A3:'train 1m'.A3</svg:desc>
                </draw:g>
              </table:table-cell>
              <table:table-cell office:value-type="float" office:value="0.32666274279">
                <text:p>0.32666274279</text:p>
                <draw:g>
                  <svg:desc>'train 1m'.B3:'train 1m'.H3</svg:desc>
                </draw:g>
              </table:table-cell>
              <table:table-cell office:value-type="float" office:value="0.371886728079">
                <text:p>0.371886728079</text:p>
              </table:table-cell>
              <table:table-cell office:value-type="float" office:value="0.371399525585">
                <text:p>0.371399525585</text:p>
              </table:table-cell>
              <table:table-cell office:value-type="float" office:value="0.371886728079">
                <text:p>0.371886728079</text:p>
              </table:table-cell>
              <table:table-cell office:value-type="float" office:value="0.371399525585">
                <text:p>0.371399525585</text:p>
              </table:table-cell>
              <table:table-cell office:value-type="float" office:value="1">
                <text:p>1</text:p>
              </table:table-cell>
              <table:table-cell office:value-type="float" office:value="0.830338105391">
                <text:p>0.830338105391</text:p>
              </table:table-cell>
            </table:table-row>
            <table:table-row>
              <table:table-cell office:value-type="string">
                <text:p>600</text:p>
                <draw:g>
                  <svg:desc>'train 1m'.A4:'train 1m'.A4</svg:desc>
                </draw:g>
              </table:table-cell>
              <table:table-cell office:value-type="float" office:value="0.688177594218">
                <text:p>0.688177594218</text:p>
                <draw:g>
                  <svg:desc>'train 1m'.B4:'train 1m'.H4</svg:desc>
                </draw:g>
              </table:table-cell>
              <table:table-cell office:value-type="float" office:value="0.714624505929">
                <text:p>0.714624505929</text:p>
              </table:table-cell>
              <table:table-cell office:value-type="float" office:value="0.715694111378">
                <text:p>0.715694111378</text:p>
              </table:table-cell>
              <table:table-cell office:value-type="float" office:value="0.714624505929">
                <text:p>0.714624505929</text:p>
              </table:table-cell>
              <table:table-cell office:value-type="float" office:value="0.715694111378">
                <text:p>0.715694111378</text:p>
              </table:table-cell>
              <table:table-cell office:value-type="float" office:value="1">
                <text:p>1</text:p>
              </table:table-cell>
              <table:table-cell office:value-type="float" office:value="0.991926803014">
                <text:p>0.991926803014</text:p>
              </table:table-cell>
            </table:table-row>
            <table:table-row>
              <table:table-cell office:value-type="string">
                <text:p>900</text:p>
                <draw:g>
                  <svg:desc>'train 1m'.A5:'train 1m'.A5</svg:desc>
                </draw:g>
              </table:table-cell>
              <table:table-cell office:value-type="float" office:value="0.769916765755">
                <text:p>0.769916765755</text:p>
                <draw:g>
                  <svg:desc>'train 1m'.B5:'train 1m'.H5</svg:desc>
                </draw:g>
              </table:table-cell>
              <table:table-cell office:value-type="float" office:value="0.711161387632">
                <text:p>0.711161387632</text:p>
              </table:table-cell>
              <table:table-cell office:value-type="float" office:value="0.699628252788">
                <text:p>0.699628252788</text:p>
              </table:table-cell>
              <table:table-cell office:value-type="float" office:value="0.711161387632">
                <text:p>0.711161387632</text:p>
              </table:table-cell>
              <table:table-cell office:value-type="float" office:value="0.699628252788">
                <text:p>0.699628252788</text:p>
              </table:table-cell>
              <table:table-cell office:value-type="float" office:value="1">
                <text:p>1</text:p>
              </table:table-cell>
              <table:table-cell office:value-type="float" office:value="0.922194334887">
                <text:p>0.922194334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7cm" svg:y="0.315cm" chart:style-name="ch2">
          <text:p>Ground Truth Distribution</text:p>
        </chart:title>
        <chart:subtitle svg:x="4.716cm" svg:y="1.293cm" chart:style-name="ch3">
          <text:p>Training 5/7 to 31/7, testing 1/9 to 8/9</text:p>
        </chart:subtitle>
        <chart:legend chart:legend-position="end" svg:x="13.321cm" svg:y="3.235cm" style:legend-expansion="high" chart:style-name="ch4"/>
        <chart:plot-area chart:style-name="ch5" table:cell-range-address="Sheet4.A1:Sheet4.C6" chart:data-source-has-labels="both" svg:x="1.693cm" svg:y="2.128cm" svg:width="11.308cm" svg:height="6.692cm">
          <chartooo:coordinate-region svg:x="3.099cm" svg:y="2.321cm" svg:width="9.902cm" svg:height="5.864cm"/>
          <chart:axis chart:dimension="x" chart:name="primary-x" chart:style-name="ch6" chartooo:axis-type="auto">
            <chartooo:date-scale/>
            <chart:categories table:cell-range-address="Sheet4.B1:Sheet4.C1"/>
          </chart:axis>
          <chart:axis chart:dimension="y" chart:name="primary-y" chart:style-name="ch7">
            <chart:title svg:x="0.451cm" svg:y="7.109cm" chart:style-name="ch8">
              <text:p>Number of occupancy
(log scale)</text:p>
            </chart:title>
            <chart:grid chart:style-name="ch9" chart:class="major"/>
          </chart:axis>
          <chart:series chart:style-name="ch10" chart:values-cell-range-address="Sheet4.B2:Sheet4.C2" chart:label-cell-address="Sheet4.A2:Sheet4.A2" chart:class="chart:bar">
            <chart:data-point chart:repeated="2"/>
          </chart:series>
          <chart:series chart:style-name="ch11" chart:values-cell-range-address="Sheet4.B3:Sheet4.C3" chart:label-cell-address="Sheet4.A3:Sheet4.A3" chart:class="chart:bar">
            <chart:data-point chart:repeated="2"/>
          </chart:series>
          <chart:series chart:style-name="ch12" chart:values-cell-range-address="Sheet4.B4:Sheet4.C4" chart:label-cell-address="Sheet4.A4:Sheet4.A4" chart:class="chart:bar">
            <chart:data-point chart:repeated="2"/>
          </chart:series>
          <chart:series chart:style-name="ch13" chart:values-cell-range-address="Sheet4.B5:Sheet4.C5" chart:label-cell-address="Sheet4.A5:Sheet4.A5" chart:class="chart:bar">
            <chart:data-point chart:repeated="2"/>
          </chart:series>
          <chart:series chart:style-name="ch14" chart:values-cell-range-address="Sheet4.B6:Sheet4.C6" chart:label-cell-address="Sheet4.A6:Sheet4.A6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4.B1:Sheet4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Sheet4.A2:Sheet4.A2</svg:desc>
                </draw:g>
              </table:table-cell>
              <table:table-cell office:value-type="float" office:value="955">
                <text:p>955</text:p>
                <draw:g>
                  <svg:desc>Sheet4.B2:Sheet4.C2</svg:desc>
                </draw:g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Store Room</text:p>
                <draw:g>
                  <svg:desc>Sheet4.A3:Sheet4.A3</svg:desc>
                </draw:g>
              </table:table-cell>
              <table:table-cell office:value-type="float" office:value="9775">
                <text:p>9775</text:p>
                <draw:g>
                  <svg:desc>Sheet4.B3:Sheet4.C3</svg:desc>
                </draw:g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Room 2</text:p>
                <draw:g>
                  <svg:desc>Sheet4.A4:Sheet4.A4</svg:desc>
                </draw:g>
              </table:table-cell>
              <table:table-cell office:value-type="float" office:value="191">
                <text:p>191</text:p>
                <draw:g>
                  <svg:desc>Sheet4.B4:Sheet4.C4</svg:desc>
                </draw:g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iving Room</text:p>
                <draw:g>
                  <svg:desc>Sheet4.A5:Sheet4.A5</svg:desc>
                </draw:g>
              </table:table-cell>
              <table:table-cell office:value-type="float" office:value="10502">
                <text:p>10502</text:p>
                <draw:g>
                  <svg:desc>Sheet4.B5:Sheet4.C5</svg:desc>
                </draw:g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Room 1</text:p>
                <draw:g>
                  <svg:desc>Sheet4.A6:Sheet4.A6</svg:desc>
                </draw:g>
              </table:table-cell>
              <table:table-cell office:value-type="float" office:value="3420">
                <text:p>3420</text:p>
                <draw:g>
                  <svg:desc>Sheet4.B6:Sheet4.C6</svg:desc>
                </draw:g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